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1.889cm"/>
    </style:style>
    <style:style style:name="Таблица15.B" style:family="table-column">
      <style:table-column-properties style:column-width="1.969cm"/>
    </style:style>
    <style:style style:name="Таблица15.C" style:family="table-column">
      <style:table-column-properties style:column-width="4.935cm"/>
    </style:style>
    <style:style style:name="Таблица15.D" style:family="table-column">
      <style:table-column-properties style:column-width="4.932cm"/>
    </style:style>
    <style:style style:name="Таблица15.E" style:family="table-column">
      <style:table-column-properties style:column-width="3.28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fo:language="ru" fo:country="RU"/>
    </style:style>
    <style:style style:name="P20" style:family="paragraph" style:parent-style-name="Text_20_body" style:list-style-name="L2"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4">
      <style:text-properties fo:language="ru" fo:country="RU"/>
    </style:style>
    <style:style style:name="P23" style:family="paragraph" style:parent-style-name="Text_20_body">
      <style:text-properties fo:language="ru" fo:country="RU" fo:font-style="normal" style:font-style-asian="normal" style:font-style-complex="normal"/>
    </style:style>
    <style:style style:name="P24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3">
      <style:text-properties fo:language="ru" fo:country="RU"/>
    </style:style>
    <style:style style:name="P30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7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140_232730217" text:style-name="Index_20_Link" text:visited-style-name="Index_20_Link">Система Delta-3<text:tab/>1</text:a></text:p>
          <text:p text:style-name="P16"><text:a xlink:type="simple" xlink:href="#__RefHeading__142_232730217" text:style-name="Index_20_Link" text:visited-style-name="Index_20_Link">Протоколы системы Delta-3<text:tab/>3</text:a></text:p>
          <text:p text:style-name="P17"><text:a xlink:type="simple" xlink:href="#__RefHeading__144_232730217" text:style-name="Index_20_Link" text:visited-style-name="Index_20_Link">Протокол первого уровня Cspyp1 v. 2<text:tab/>4</text:a></text:p>
          <text:p text:style-name="P18"><text:a xlink:type="simple" xlink:href="#__RefHeading__146_232730217" text:style-name="Index_20_Link" text:visited-style-name="Index_20_Link">Пакет авторизации клиента<text:tab/>5</text:a></text:p>
          <text:p text:style-name="P18"><text:a xlink:type="simple" xlink:href="#__RefHeading__148_232730217" text:style-name="Index_20_Link" text:visited-style-name="Index_20_Link">Пакет авторизации администратора<text:tab/>5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6</text:a></text:p>
          <text:p text:style-name="P18"><text:a xlink:type="simple" xlink:href="#__RefHeading__154_232730217" text:style-name="Index_20_Link" text:visited-style-name="Index_20_Link">Пакет передачи списка клиентов<text:tab/>6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7</text:a></text:p>
          <text:p text:style-name="P17"><text:a xlink:type="simple" xlink:href="#__RefHeading__1378_641042128" text:style-name="Index_20_Link" text:visited-style-name="Index_20_Link">Протокол второго уровня Cspyp2 v. 2<text:tab/>7</text:a></text:p>
          <text:p text:style-name="P18"><text:a xlink:type="simple" xlink:href="#__RefHeading__1380_641042128" text:style-name="Index_20_Link" text:visited-style-name="Index_20_Link">Пакет запроса списка режимов<text:tab/>8</text:a></text:p>
          <text:p text:style-name="P18"><text:a xlink:type="simple" xlink:href="#__RefHeading__1382_641042128" text:style-name="Index_20_Link" text:visited-style-name="Index_20_Link">Пакет ответа списка режимов<text:tab/>8</text:a></text:p>
          <text:p text:style-name="P18"><text:a xlink:type="simple" xlink:href="#__RefHeading__1384_641042128" text:style-name="Index_20_Link" text:visited-style-name="Index_20_Link">Пакет активации режима<text:tab/>9</text:a></text:p>
          <text:p text:style-name="P18"><text:a xlink:type="simple" xlink:href="#__RefHeading__1386_641042128" text:style-name="Index_20_Link" text:visited-style-name="Index_20_Link">Пакет деактивации режима<text:tab/>9</text:a></text:p>
          <text:p text:style-name="P18"><text:a xlink:type="simple" xlink:href="#__RefHeading__1388_641042128" text:style-name="Index_20_Link" text:visited-style-name="Index_20_Link">Пакет передачи информации<text:tab/>9</text:a></text:p>
          <text:p text:style-name="P17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18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8714268" text:style-name="L1">
        <text:list-item>
          <text:p text:style-name="P19">Команда авторизации клиента</text:p>
        </text:list-item>
        <text:list-item>
          <text:p text:style-name="P19">Команда передачи информации</text:p>
        </text:list-item>
        <text:list-item>
          <text:p text:style-name="P19">Команда ответа на пинг</text:p>
        </text:list-item>
        <text:list-item>
          <text:p text:style-name="P19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8714736" text:style-name="L2">
        <text:list-item>
          <text:p text:style-name="P20">Команда авторизации администратора</text:p>
        </text:list-item>
        <text:list-item>
          <text:p text:style-name="P20"><text:soft-page-break/>Команда передачи информации</text:p>
        </text:list-item>
        <text:list-item>
          <text:p text:style-name="P20">Команда запроса списка клиентов</text:p>
        </text:list-item>
        <text:list-item>
          <text:p text:style-name="P20">Команда ответа на пинг</text:p>
        </text:list-item>
        <text:list-item>
          <text:p text:style-name="P20">Команда отключения</text:p>
        </text:list-item>
      </text:list>
      <text:p text:style-name="P1"/>
      <text:p text:style-name="P2">Список команд, посылаемых сервером клиенту:</text:p>
      <text:list xml:id="list38734269" text:style-name="L3">
        <text:list-item>
          <text:p text:style-name="P21">Команда передачи информации</text:p>
        </text:list-item>
        <text:list-item>
          <text:p text:style-name="P21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8719399" text:style-name="L4">
        <text:list-item>
          <text:p text:style-name="P22">Команда передачи списка клиентов</text:p>
        </text:list-item>
        <text:list-item>
          <text:p text:style-name="P22">Команда передачи информации</text:p>
        </text:list-item>
        <text:list-item>
          <text:p text:style-name="P22">Команда пинг (проверка соединения)</text:p>
        </text:list-item>
      </text:list>
      <text:p text:style-name="P1"/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19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D1" office:value-type="string">
            <text:p text:style-name="P10">Client hash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D2" office:value-type="string">
            <text:p text:style-name="P10"><text:span text:style-name="T7">16</text:span>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1"/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29" text:outline-level="3"><text:bookmark-start text:name="__RefHeading__150_232730217"/><text:soft-page-break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p text:style-name="P1"/>
      <text:h text:style-name="P29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p text:style-name="P1"/>
      <text:h text:style-name="P29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18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Client ID</text:p>
          </table:table-cell>
          <table:table-cell table:style-name="Таблица7.B1" office:value-type="string">
            <text:p text:style-name="P10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10">16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1"/>
      <text:p text:style-name="P1"/>
      <text:p text:style-name="P1"/>
      <text:h text:style-name="P29" text:outline-level="3"><text:bookmark-start text:name="__RefHeading__156_232730217"/><text:soft-page-break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29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v2 </text:span>является бинарным протоколом. Акутальная версия протокола второго ур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2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информации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8722794" text:style-name="L5">
        <text:list-item>
          <text:p text:style-name="P24">Команда запроса списка режимов</text:p>
        </text:list-item>
        <text:list-item>
          <text:p text:style-name="P24">Команда активации режима</text:p>
        </text:list-item>
        <text:list-item>
          <text:p text:style-name="P24">Команда деактивации режима</text:p>
        </text:list-item>
        <text:list-item>
          <text:p text:style-name="P24">Команда передачи информации</text:p>
        </text:list-item>
      </text:list>
      <text:p text:style-name="P15"/>
      <text:p text:style-name="P2">Список команд, посылаемых клиентом администратору:</text:p>
      <text:list xml:id="list38713835" text:style-name="L6">
        <text:list-item>
          <text:p text:style-name="P25">Команда ответа списка режимов</text:p>
        </text:list-item>
        <text:list-item>
          <text:p text:style-name="P25">Команда передачи информации</text:p>
        </text:list-item>
      </text:list>
      <text:p text:style-name="P15"/>
      <text:p text:style-name="P15"/>
      <text:h text:style-name="P29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6"/>
      <text:p text:style-name="P6"/>
      <text:p text:style-name="P6"/>
      <text:h text:style-name="P29" text:outline-level="3"><text:bookmark-start text:name="__RefHeading__1382_641042128"/><text:soft-page-break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29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9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9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E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E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h text:style-name="P28" text:outline-level="2"><text:bookmark-start text:name="__RefHeading__1390_641042128"/><text:soft-page-break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30" text:outline-level="3"><text:bookmark-start text:name="__RefHeading__1392_641042128"/><text:span text:style-name="T6">Telnet </text:span><text:span text:style-name="T8">протокол третьего уровня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30" text:outline-level="3"><text:span text:style-name="T8">Файловый</text:span><text:span text:style-name="T6"> </text:span><text:span text:style-name="T8">протокол третьего уровня</text:span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3T18:59:31.77</dc:date>
    <meta:editing-duration>PT5H10M57S</meta:editing-duration>
    <meta:editing-cycles>16</meta:editing-cycles>
    <meta:generator>LibreOffice/3.5$Windows_x86 LibreOffice_project/165a79a-7059095-e13bb37-fef39a4-9503d18</meta:generator>
    <meta:document-statistic meta:table-count="16" meta:image-count="0" meta:object-count="0" meta:page-count="9" meta:paragraph-count="318" meta:word-count="1296" meta:character-count="8307" meta:non-whitespace-character-count="7888"/>
  </office:meta>
</office:document-meta>
</file>